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P3" style:family="paragraph" style:parent-style-name="Standard">
      <style:paragraph-properties fo:margin-bottom="0.1965in"/>
      <style:text-properties style:font-name="Times" fo:font-size="12.0pt"/>
    </style:style>
    <style:style style:name="P4" style:family="paragraph" style:parent-style-name="Standard">
      <style:paragraph-properties fo:margin-bottom="0.0972in" fo:line-height="115%"/>
      <style:text-properties style:font-name="Times" fo:font-size="12.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Scénario A : Organisation d’un évènement</text:span></text:p>
      <text:p text:style-name="P1"><text:span text:style-name="T2">Réunion 1 : Reporting</text:span></text:p>
      <text:p text:style-name="P1"/>
      <text:p text:style-name="P2"><text:span text:style-name="T1">Objectif de la réunion</text:span><text:span text:style-name="T3"> (~une phrase)</text:span><text:s/>: </text:p>
      <text:p text:style-name="P2">L’objectif de la réunion est de choisir un film ou une série comme thème d’un évènement à organiser au sein de la fac. </text:p>
      <text:p text:style-name="P2"/>
      <text:p text:style-name="P2"/>
      <text:p text:style-name="P2"><text:span text:style-name="T1">Ordre du jour</text:span><text:span text:style-name="T3"><text:s/>:</text:span></text:p>
      <text:p text:style-name="P2"/>
      <text:p text:style-name="P2">1. Brainstorm et proposer différents films et série. <text:s text:c="8"/>2.Débattre des films et choisir un seul support multimédia</text:p>
      <text:p text:style-name="P2"/>
      <text:p text:style-name="P2">3. Préciser le format de l’évènement<text:tab/><text:s text:c="8"/></text:p>
      <text:p text:style-name="P2"/>
      <text:p text:style-name="P2"/>
      <text:p text:style-name="P2"/>
      <text:p text:style-name="P2"><text:span text:style-name="T1">Résumé</text:span><text:span text:style-name="T3"><text:s/>(~8-12 phrases)</text:span><text:s/>:</text:p>
      <text:p text:style-name="P2">Les participants commencent par discuter des modalités de l’évènement : le public concerné, la localisation, si le support multimédia sera visionné durant l’évènement etc. Une personne suggère une rendition comique de la série Sense8, avec un concept de personnes connectés entre elles. <text:s/>Une seconde personne suggère Black Mirror, parce que ses épisodes sont indépendants et ses sujets peuvent intéresser différents publiques. Une troisième personne suggère un thème qui cadre avec la période de l’année : la rentrée, le milieu de l’année etc. Émilie suggère de regarder un ancien film d’apocalypse ou dystopique, d’en débattre et de le comparer avec la réalité actuelle. Ou des film abordant des pandémie et un possible covid-23 comme Songbird. Le choix se porte finalement sur Black Mirror pour ses sujets d’actualité, avec un format episode suivi d’un débat. Les participants discutent ensuite de la possibilité d’inviter des professionnels des domaines discutés comme des juristes, des scientifiques ou des sociologues. </text:p>
      <text:p text:style-name="P2"/>
      <text:p text:style-name="P2"/>
      <text:p text:style-name="P2"/>
      <text:p text:style-name="P2"/>
      <text:p text:style-name="P2"><text:span text:style-name="T1">Idées principales par thème</text:span><text:span text:style-name="T3"><text:s/>(~8-12 phrases par item)</text:span><text:s/>:</text:p>
      <text:p text:style-name="P2"/>
      <text:p text:style-name="P3">1.Sense8 : concept de personnes connectées entre elles dans la fac. Possibilité de mise en scène de la série de manière comique. </text:p>
      <text:p text:style-name="P2"/>
      <text:p text:style-name="P3">2. Black Mirror : Utiliser cette série comme support permettrait d’initier des débats intéressants. Surtout que les épisodes sont tous indépendants. Cette série peut aussi fédérer différents publiques : les personnes intéressés par la sociologie, le droit, les sciences et techniques etc. Il serait aussi possible d’inviter des professionnels qualifiés pour discuter et argumenter de ces sujets : comme des philosophes, sociologues ou juristes.</text:p>
      <text:p text:style-name="P4"/>
      <text:p text:style-name="P3">3. Les profs : pour un film qui aborderait le contexte universitaire et scolaire.</text:p>
      <text:p text:style-name="P3">4. Film de zombie/pandémie : C’est un sujet assez d’actualité vu le contexte sanitaire actuel. 28 Jours Plus Tard, Premier Contact ont été mentionnés. Songbird, un film de Michael Bay est aussi proposé car il parle d’un ‘covid-23’, où les gens sont cloitrés chez eux. </text:p>
      <text:p text:style-name="P3">5. Tripalium : un film d’arte qui commente la société actuelle ou la valeur de l’individu peut être déterminée par son travail.</text:p>
      <text:p text:style-name="P3"/>
      <text:p text:style-name="P4"><text:span text:style-name="T1">Résumé à haute voix</text:span><text:s/>: fait par un participant de la réunion et transcrit avec LinS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office:meta>
</office:document-meta>
</file>